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91eb" officeooo:paragraph-rsid="000391eb"/>
    </style:style>
    <style:style style:name="P2" style:family="paragraph" style:parent-style-name="Standard">
      <style:text-properties officeooo:rsid="000391eb" officeooo:paragraph-rsid="00048525"/>
    </style:style>
    <style:style style:name="P3" style:family="paragraph" style:parent-style-name="Standard">
      <style:text-properties officeooo:rsid="00048525" officeooo:paragraph-rsid="00048525"/>
    </style:style>
    <style:style style:name="P4" style:family="paragraph" style:parent-style-name="Standard">
      <style:text-properties officeooo:rsid="00048525" officeooo:paragraph-rsid="000a298c"/>
    </style:style>
    <style:style style:name="P5" style:family="paragraph" style:parent-style-name="Standard">
      <style:text-properties officeooo:rsid="00048525" officeooo:paragraph-rsid="0013fd9d"/>
    </style:style>
    <style:style style:name="P6" style:family="paragraph" style:parent-style-name="Standard">
      <style:text-properties officeooo:rsid="00048525" officeooo:paragraph-rsid="001cdd3e"/>
    </style:style>
    <style:style style:name="P7" style:family="paragraph" style:parent-style-name="Standard">
      <style:text-properties officeooo:rsid="00048525" officeooo:paragraph-rsid="001f901a"/>
    </style:style>
    <style:style style:name="P8" style:family="paragraph" style:parent-style-name="Standard">
      <style:text-properties officeooo:rsid="00048525" officeooo:paragraph-rsid="0020659a"/>
    </style:style>
    <style:style style:name="P9" style:family="paragraph" style:parent-style-name="Standard">
      <style:text-properties officeooo:rsid="00048525" officeooo:paragraph-rsid="00338b8e"/>
    </style:style>
    <style:style style:name="P10" style:family="paragraph" style:parent-style-name="Standard">
      <style:text-properties officeooo:rsid="00069010" officeooo:paragraph-rsid="00069010"/>
    </style:style>
    <style:style style:name="P11" style:family="paragraph" style:parent-style-name="Standard">
      <style:text-properties officeooo:rsid="000a298c" officeooo:paragraph-rsid="000a298c"/>
    </style:style>
    <style:style style:name="P12" style:family="paragraph" style:parent-style-name="Standard">
      <style:text-properties fo:font-weight="bold" officeooo:rsid="00048525" officeooo:paragraph-rsid="00048525" style:font-weight-asian="bold" style:font-weight-complex="bold"/>
    </style:style>
    <style:style style:name="P13" style:family="paragraph" style:parent-style-name="Standard">
      <style:text-properties officeooo:rsid="000a861a" officeooo:paragraph-rsid="000a861a"/>
    </style:style>
    <style:style style:name="P14" style:family="paragraph" style:parent-style-name="Standard">
      <style:text-properties officeooo:rsid="000b88ce" officeooo:paragraph-rsid="000d3b7a"/>
    </style:style>
    <style:style style:name="P15" style:family="paragraph" style:parent-style-name="Standard">
      <style:text-properties officeooo:rsid="000d3b7a" officeooo:paragraph-rsid="000d3b7a"/>
    </style:style>
    <style:style style:name="P16" style:family="paragraph" style:parent-style-name="Standard">
      <style:text-properties officeooo:rsid="0013fd9d" officeooo:paragraph-rsid="0013fd9d"/>
    </style:style>
    <style:style style:name="P17" style:family="paragraph" style:parent-style-name="Standard">
      <style:text-properties officeooo:rsid="0016c3bc" officeooo:paragraph-rsid="0016c3bc"/>
    </style:style>
    <style:style style:name="P18" style:family="paragraph" style:parent-style-name="Standard">
      <style:text-properties officeooo:rsid="001af49e" officeooo:paragraph-rsid="001af49e"/>
    </style:style>
    <style:style style:name="P19" style:family="paragraph" style:parent-style-name="Standard">
      <style:text-properties officeooo:rsid="00212ed9" officeooo:paragraph-rsid="00212ed9"/>
    </style:style>
    <style:style style:name="P20" style:family="paragraph" style:parent-style-name="Standard">
      <style:text-properties officeooo:rsid="00272dbb" officeooo:paragraph-rsid="00272dbb"/>
    </style:style>
    <style:style style:name="P21" style:family="paragraph" style:parent-style-name="Standard">
      <style:text-properties officeooo:rsid="00283354" officeooo:paragraph-rsid="00283354"/>
    </style:style>
    <style:style style:name="P22" style:family="paragraph" style:parent-style-name="Standard">
      <style:text-properties officeooo:rsid="00321931" officeooo:paragraph-rsid="00321931"/>
    </style:style>
    <style:style style:name="P23" style:family="paragraph" style:parent-style-name="Standard">
      <style:text-properties officeooo:rsid="0034e6b9" officeooo:paragraph-rsid="0034e6b9"/>
    </style:style>
    <style:style style:name="T1" style:family="text">
      <style:text-properties officeooo:rsid="00048525"/>
    </style:style>
    <style:style style:name="T2" style:family="text">
      <style:text-properties officeooo:rsid="00062f3b"/>
    </style:style>
    <style:style style:name="T3" style:family="text">
      <style:text-properties officeooo:rsid="00087e31"/>
    </style:style>
    <style:style style:name="T4" style:family="text">
      <style:text-properties officeooo:rsid="000a298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a298c" style:font-weight-asian="bold" style:font-weight-complex="bold"/>
    </style:style>
    <style:style style:name="T7" style:family="text">
      <style:text-properties fo:font-weight="normal" officeooo:rsid="000a298c" style:font-weight-asian="normal" style:font-weight-complex="normal"/>
    </style:style>
    <style:style style:name="T8" style:family="text">
      <style:text-properties officeooo:rsid="000a861a"/>
    </style:style>
    <style:style style:name="T9" style:family="text">
      <style:text-properties officeooo:rsid="000e51a1"/>
    </style:style>
    <style:style style:name="T10" style:family="text">
      <style:text-properties officeooo:rsid="000f5b26"/>
    </style:style>
    <style:style style:name="T11" style:family="text">
      <style:text-properties fo:color="#ff6600" officeooo:rsid="00101e9a"/>
    </style:style>
    <style:style style:name="T12" style:family="text">
      <style:text-properties fo:color="#ff6600" officeooo:rsid="00087e31"/>
    </style:style>
    <style:style style:name="T13" style:family="text">
      <style:text-properties fo:color="#ff6600" officeooo:rsid="001cdd3e"/>
    </style:style>
    <style:style style:name="T14" style:family="text">
      <style:text-properties fo:color="#ff6600" officeooo:rsid="0022fdd9"/>
    </style:style>
    <style:style style:name="T15" style:family="text">
      <style:text-properties fo:color="#ff6600" officeooo:rsid="000a861a"/>
    </style:style>
    <style:style style:name="T16" style:family="text">
      <style:text-properties fo:color="#000000" officeooo:rsid="00101e9a"/>
    </style:style>
    <style:style style:name="T17" style:family="text">
      <style:text-properties fo:color="#000000" officeooo:rsid="001cdd3e"/>
    </style:style>
    <style:style style:name="T18" style:family="text">
      <style:text-properties fo:color="#000000" officeooo:rsid="00087e31"/>
    </style:style>
    <style:style style:name="T19" style:family="text">
      <style:text-properties fo:color="#000000" officeooo:rsid="001f901a"/>
    </style:style>
    <style:style style:name="T20" style:family="text">
      <style:text-properties officeooo:rsid="00110a5a"/>
    </style:style>
    <style:style style:name="T21" style:family="text">
      <style:text-properties officeooo:rsid="0013fd9d"/>
    </style:style>
    <style:style style:name="T22" style:family="text">
      <style:text-properties officeooo:rsid="001547f2"/>
    </style:style>
    <style:style style:name="T23" style:family="text">
      <style:text-properties officeooo:rsid="00244c97"/>
    </style:style>
    <style:style style:name="T24" style:family="text">
      <style:text-properties officeooo:rsid="002a1df2"/>
    </style:style>
    <style:style style:name="T25" style:family="text">
      <style:text-properties officeooo:rsid="002b2213"/>
    </style:style>
    <style:style style:name="T26" style:family="text">
      <style:text-properties officeooo:rsid="002b4df3"/>
    </style:style>
    <style:style style:name="T27" style:family="text">
      <style:text-properties officeooo:rsid="002d3cb8"/>
    </style:style>
    <style:style style:name="T28" style:family="text">
      <style:text-properties officeooo:rsid="00338b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duCare Project</text:p>
      <text:p text:style-name="P1"/>
      <text:p text:style-name="P1"/>
      <text:p text:style-name="P1">Daily Tasks</text:p>
      <text:p text:style-name="P1"/>
      <text:p text:style-name="P1">Monday </text:p>
      <text:p text:style-name="P1"/>
      <text:p text:style-name="P3">What is highest ROI</text:p>
      <text:p text:style-name="P3"/>
      <text:p text:style-name="P4"><text:span text:style-name="T6">A</text:span><text:span text:style-name="T5">) Predicting churn</text:span></text:p>
      <text:p text:style-name="P4"><text:span text:style-name="T6"/></text:p>
      <text:p text:style-name="P4"><text:span text:style-name="T7">1) </text:span><text:span text:style-name="T2">Who churned and who did not (Classify data)</text:span></text:p>
      <text:p text:style-name="P3">- <text:span text:style-name="T2">look at distribution</text:span></text:p>
      <text:p text:style-name="P3">- <text:span text:style-name="T3">Maybe start with ~2500 points (1 hour) 1 – 2pm M –</text:span><text:span text:style-name="T12"> done</text:span></text:p>
      <text:p text:style-name="P3"><text:span text:style-name="T12">- </text:span><text:span text:style-name="T16">classify data -</text:span><text:span text:style-name="T11"> done</text:span></text:p>
      <text:p text:style-name="P3"/>
      <text:p text:style-name="P14">To keep in mind: </text:p>
      <text:p text:style-name="P14">- cutoff to define short term vs long term enrollment – 3 or 4 months or 1 year?</text:p>
      <text:p text:style-name="P15">- Those who are still enrolled (current data eliminated)</text:p>
      <text:p text:style-name="P15">- 2679 points out of 4200 – take into account last day of each camp <text:span text:style-name="T10">instead of eliminating all data 1 week before</text:span></text:p>
      <text:p text:style-name="P15">- <text:span text:style-name="T9">least priority: those who did not submit worksheets</text:span></text:p>
      <text:p text:style-name="P3"/>
      <text:p text:style-name="P3"/>
      <text:p text:style-name="P10"><text:span text:style-name="T4">2) </text:span>Features: <text:span text:style-name="T4">(Cleaning)</text:span></text:p>
      <text:p text:style-name="Standard"><text:span text:style-name="T1">- Gender (1 hour) 2 – 3pm M – </text:span><text:span text:style-name="T11">done</text:span></text:p>
      <text:p text:style-name="Standard"><text:span text:style-name="T11">- </text:span><text:span text:style-name="T17">Age – </text:span><text:span text:style-name="T19">3-4pm</text:span><text:span text:style-name="T13"> done</text:span></text:p>
      <text:p text:style-name="P7">- <text:span text:style-name="T3">Grade Level 5-6pm – </text:span><text:span text:style-name="T11">done</text:span></text:p>
      <text:p text:style-name="P8"><text:span text:style-name="T11"><text:s/></text:span><text:span text:style-name="T18">Number of days camp is open <text:s/>930-1030 pm M - </text:span><text:span text:style-name="T14">done</text:span></text:p>
      <text:p text:style-name="P3">- <text:span text:style-name="T3">City student tuesday 1- 4 pm</text:span></text:p>
      <text:p text:style-name="P9">- <text:span text:style-name="T3">City Camp is at tuesday 1 – 4pm </text:span><text:span text:style-name="T18">- </text:span><text:span text:style-name="T14">done</text:span></text:p>
      <text:p text:style-name="P3">- <text:span text:style-name="T28">Grade</text:span></text:p>
      <text:p text:style-name="P3">- <text:span text:style-name="T28">Grade Improvement</text:span></text:p>
      <text:p text:style-name="P3">- <text:span text:style-name="T28">Distance</text:span></text:p>
      <text:p text:style-name="P3"/>
      <text:p text:style-name="P3"/>
      <text:p text:style-name="P16">To keep in mind:</text:p>
      <text:p text:style-name="P5">- <text:span text:style-name="T21">Gender: {u'@xml:space': u'preserve'} – no idea male or female, so eliminated</text:span></text:p>
      <text:p text:style-name="P5"/>
      <text:p text:style-name="P17">Age:</text:p>
      <text:p text:style-name="P18"># there are students who are 50 plus years old.. is this correct data?</text:p>
      <text:p text:style-name="P18"># are there too many features and should i group the features? - 28 features including the oldies</text:p>
      <text:p text:style-name="P18"># <text:s/>i can eliminate these students, to have fewer features, </text:p>
      <text:p text:style-name="P18"># but actually for now maybe include all then later eliminate to improve algorithm</text:p>
      <text:p text:style-name="P18"/>
      <text:p text:style-name="P6">- <text:span text:style-name="T21">Grade Level:</text:span></text:p>
      <text:p text:style-name="P6">- <text:span text:style-name="T21">what does each grade level (1 – 21) mean?</text:span></text:p>
      <text:p text:style-name="P6">- <text:span text:style-name="T21">these are probably too many features</text:span></text:p>
      <text:p text:style-name="P6">- <text:span text:style-name="T21">do i keep all 21 or do I split them up into elementary, middle and high school</text:span></text:p>
      <text:p text:style-name="P6"><text:soft-page-break/>- <text:span text:style-name="T22">age seems different from grade level!</text:span></text:p>
      <text:p text:style-name="P6"/>
      <text:p text:style-name="P19">Number of days camp is open</text:p>
      <text:p text:style-name="P19">- <text:span text:style-name="T23">Will this even be an important feature</text:span></text:p>
      <text:p text:style-name="P19"/>
      <text:p text:style-name="P23">City student is in might be an important feature</text:p>
      <text:p text:style-name="P19"/>
      <text:p text:style-name="P21">What do you do with too many features?</text:p>
      <text:p text:style-name="P3"/>
      <text:p text:style-name="P11">3) Implement Log Reg <text:span text:style-name="T8">Tuesday -</text:span><text:span text:style-name="T15"> done</text:span></text:p>
      <text:p text:style-name="P11"/>
      <text:p text:style-name="P11">4) Implement RF <text:span text:style-name="T8">Tuesday <text:s/>4 – 6pm -</text:span><text:span text:style-name="T15"> done</text:span></text:p>
      <text:p text:style-name="P11"/>
      <text:p text:style-name="P11">5) Improve <text:span text:style-name="T27">&amp; to think about on Wednesday and Thursday</text:span></text:p>
      <text:p text:style-name="P11">- Increase length of enrollment data (dont elimiate 1 week of data, eliminate less) <text:span text:style-name="T8">WEDNESDAY</text:span></text:p>
      <text:p text:style-name="P11">- Add more data from other file (students from WA, OR etc)</text:p>
      <text:p text:style-name="P11">- Add in more features (grades of students)</text:p>
      <text:p text:style-name="P11">- <text:span text:style-name="T20">how to group features – grade level – 1 through 15 or 1-4; 5 – 8 10 – 12 etc</text:span></text:p>
      <text:p text:style-name="P11">- <text:span text:style-name="T24">try scatter matrix / correlations of variables</text:span></text:p>
      <text:p text:style-name="P11">- <text:span text:style-name="T24">compare LR and RF</text:span></text:p>
      <text:p text:style-name="P11">- <text:span text:style-name="T25">Decision trees, Naive Bayes, SVM etc</text:span></text:p>
      <text:p text:style-name="P11">- <text:span text:style-name="T26">neighborhood census data</text:span></text:p>
      <text:p text:style-name="P11">- <text:span text:style-name="T26">talk to michael</text:span></text:p>
      <text:p text:style-name="P11"/>
      <text:p text:style-name="P22">6) MORE FEATURES to think about</text:p>
      <text:p text:style-name="P22">- Distance of student from center</text:p>
      <text:p text:style-name="P22">- grade improvement, instead of avergae grade</text:p>
      <text:p text:style-name="P22">- get more data – 80,000 students</text:p>
      <text:p text:style-name="P11"/>
      <text:p text:style-name="P11"/>
      <text:p text:style-name="P20">10am - 3pm</text:p>
      <text:p text:style-name="P11"/>
      <text:p text:style-name="P13">THURSDAY – DEMO PREP</text:p>
      <text:p text:style-name="P3"/>
      <text:p text:style-name="P3"/>
      <text:p text:style-name="P12">2) Predicting longtime enrollment</text:p>
      <text:p text:style-name="P3"/>
      <text:p text:style-name="P11">1) Classify data – who is long-term, who is not</text:p>
      <text:p text:style-name="P11"/>
      <text:p text:style-name="P11">2) Put in features</text:p>
      <text:p text:style-name="P11"/>
      <text:p text:style-name="P11">3) Implement LR and RF</text:p>
      <text:p text:style-name="P11"/>
      <text:p text:style-name="P11">4) Improve: Increase data (same as above)</text:p>
      <text:p text:style-name="P3"/>
      <text:p text:style-name="P3"/>
      <text:p text:style-name="P2"/>
      <text:p text:style-name="P1"/>
      <text:p text:style-name="P1"/>
      <text:p text:style-name="P1"><text:soft-page-break/>Tuesday:</text:p>
      <text:p text:style-name="P1"/>
      <text:p text:style-name="P1">1 – 6pm:</text:p>
      <text:p text:style-name="P1">9 – 1030pm:</text:p>
      <text:p text:style-name="P1"/>
      <text:p text:style-name="P1"/>
      <text:p text:style-name="P1">Wednesday:</text:p>
      <text:p text:style-name="P1"/>
      <text:p text:style-name="P1">10am – 12pm:</text:p>
      <text:p text:style-name="P1"/>
      <text:p text:style-name="P1">1pm – 3pm:</text:p>
      <text:p text:style-name="P1"/>
      <text:p text:style-name="P1">6 – 8pm: Prepare questions for meeting with Grace</text:p>
      <text:p text:style-name="P1">- Random Forests</text:p>
      <text:p text:style-name="P1">- Logistic Regression</text:p>
      <text:p text:style-name="P1">- Regularization</text:p>
      <text:p text:style-name="P1">- Decision Trees</text:p>
      <text:p text:style-name="P1"/>
      <text:p text:style-name="P1">8 – 830pm : Grace</text:p>
      <text:p text:style-name="P1"/>
      <text:p text:style-name="P1"/>
      <text:p text:style-name="P1">Thursday:</text:p>
      <text:p text:style-name="P1"/>
      <text:p text:style-name="P1">10am – 12pm:</text:p>
      <text:p text:style-name="P1">3pm – 8pm:</text:p>
      <text:p text:style-name="P1"/>
      <text:p text:style-name="P1"/>
      <text:p text:style-name="P1"/>
      <text:p text:style-name="P1">Friday:</text:p>
      <text:p text:style-name="P1"/>
      <text:p text:style-name="P1">10am – 12pm: Practice demo, think of questions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10:49:32.540410447</meta:creation-date>
    <dc:date>2017-01-24T22:04:30.540465585</dc:date>
    <meta:editing-duration>PT16H17M9S</meta:editing-duration>
    <meta:editing-cycles>31</meta:editing-cycles>
    <meta:generator>LibreOffice/5.1.4.2$Linux_X86_64 LibreOffice_project/10m0$Build-2</meta:generator>
    <meta:document-statistic meta:table-count="0" meta:image-count="0" meta:object-count="0" meta:page-count="3" meta:paragraph-count="80" meta:word-count="516" meta:character-count="2725" meta:non-whitespace-character-count="2254"/>
  </office:meta>
</office:document-meta>
</file>